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4ed84" officeooo:paragraph-rsid="0004ed84"/>
    </style:style>
    <style:style style:name="P2" style:family="paragraph" style:parent-style-name="Standard">
      <style:text-properties style:text-underline-style="none" officeooo:rsid="0004ed84" officeooo:paragraph-rsid="00064b6d"/>
    </style:style>
    <style:style style:name="P3" style:family="paragraph" style:parent-style-name="Standard">
      <style:text-properties style:text-underline-style="none" officeooo:rsid="00064b6d" officeooo:paragraph-rsid="00064b6d"/>
    </style:style>
    <style:style style:name="P4" style:family="paragraph" style:parent-style-name="Standard">
      <style:text-properties style:text-underline-style="none" officeooo:rsid="0007ac4a" officeooo:paragraph-rsid="0007ac4a"/>
    </style:style>
    <style:style style:name="P5" style:family="paragraph" style:parent-style-name="Standard">
      <style:text-properties style:text-underline-style="none" officeooo:rsid="0007ac4a" officeooo:paragraph-rsid="00096289"/>
    </style:style>
    <style:style style:name="P6" style:family="paragraph" style:parent-style-name="Standard">
      <style:text-properties style:text-underline-style="none" officeooo:rsid="00096289" officeooo:paragraph-rsid="0009628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4b6d"/>
    </style:style>
    <style:style style:name="T3" style:family="text">
      <style:text-properties style:text-line-through-style="none" style:text-line-through-type="none" officeooo:rsid="00064b6d" style:text-overline-style="dash" style:text-overline-width="auto" style:text-overline-color="font-color"/>
    </style:style>
    <style:style style:name="T4" style:family="text">
      <style:text-properties style:text-line-through-style="none" style:text-line-through-type="none" style:text-underline-style="solid" style:text-underline-width="auto" style:text-underline-color="font-color" officeooo:rsid="00064b6d" style:text-overline-style="dash" style:text-overline-width="auto" style:text-overline-color="font-color"/>
    </style:style>
    <style:style style:name="T5" style:family="text">
      <style:text-properties style:text-underline-style="solid" style:text-underline-width="auto" style:text-underline-color="font-color" style:text-overline-style="dash" style:text-overline-width="auto" style:text-overline-color="font-color"/>
    </style:style>
    <style:style style:name="T6" style:family="text">
      <style:text-properties style:text-underline-style="none" style:text-overline-style="none" style:text-overline-color="font-color"/>
    </style:style>
    <style:style style:name="T7" style:family="text">
      <style:text-properties style:text-underline-style="none" officeooo:rsid="000886d7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eray</text:p>
      <text:p text:style-name="P1"/>
      <text:h text:style-name="Heading_20_2" text:outline-level="2">1)</text:h>
      <text:p text:style-name="P1"/>
      <text:p text:style-name="P1">Director (<text:span text:style-name="T1">#nombre_artistico</text:span>, nombre, nacionalidad</text:p>
      <text:p text:style-name="P1"/>
      <text:p text:style-name="P2">Pelicula (<text:span text:style-name="T1">#ISAN</text:span>,titulo, nacionalidad, productora, fecha, productora, <text:s/><text:span text:style-name="T3">nombre_artistico_director</text:span></text:p>
      <text:p text:style-name="P1"/>
      <text:p text:style-name="P1">Actor (<text:span text:style-name="T1">#nombre_artistico</text:span>, nombre, sexo, nacionalidad</text:p>
      <text:p text:style-name="P1"/>
      <text:p text:style-name="P2">Ejemplar (<text:span text:style-name="T1">#numero</text:span>, estado, <text:span text:style-name="T4">ISAN_pelicula</text:span></text:p>
      <text:p text:style-name="P1"/>
      <text:p text:style-name="P1">Socio (<text:span text:style-name="T1">#DNI</text:span>, nombre, direccion, telefono</text:p>
      <text:p text:style-name="P1"/>
      <text:p text:style-name="P4">Pelicula-Actor (<text:span text:style-name="T5">#nombre_artistico_actor</text:span>, <text:span text:style-name="T5">#ISAN_pelicula </text:span><text:span text:style-name="T6">, </text:span><text:span text:style-name="T7">protagonista</text:span></text:p>
      <text:p text:style-name="P4"><text:span text:style-name="T7"/></text:p>
      <text:p text:style-name="P6"><text:span text:style-name="T7">E</text:span><text:span text:style-name="T6">jemplar_Socio (</text:span><text:span text:style-name="T5">#numero_ejemplar</text:span><text:span text:style-name="T6">, </text:span><text:span text:style-name="T5">DNI_socio</text:span><text:span text:style-name="T6"> , fechaalquiler, fechadevolucion.</text:span></text:p>
      <text:p text:style-name="P6"><text:span text:style-name="T6"/></text:p>
      <text:p text:style-name="P6"><text:span text:style-name="T6">Socio-Avala ( </text:span><text:span text:style-name="T5">DNI_socio</text:span><text:span text:style-name="T6"> , <text:s text:c="3"/></text:span><text:span text:style-name="T5">DNI_avalador </text:span></text:p>
      <text:p text:style-name="P1"/>
      <text:p text:style-name="P3"/>
      <text:p text:style-name="P3">Claves foráneas:</text:p>
      <text:p text:style-name="P3"/>
      <text:p text:style-name="P3">Pelicula (nombre_artistico_director) → Director (<text:span text:style-name="T1">#nombre_artistico</text:span>)</text:p>
      <text:p text:style-name="P3"/>
      <text:p text:style-name="P3">Ejempl<text:tab/>ar (<text:span text:style-name="T1">ISAN_pelicula</text:span>) → Pelicula (<text:span text:style-name="T1">#ISAN</text:span>)</text:p>
      <text:p text:style-name="P3"/>
      <text:p text:style-name="P5">Pelicula-Acotr (<text:span text:style-name="T1">ISAN_pelicula</text:span>) → Pelicula (<text:span text:style-name="T2">#</text:span><text:span text:style-name="T1">ISAN</text:span>)</text:p>
      <text:p text:style-name="P4"/>
      <text:p text:style-name="P5">Pelicula-Actor (<text:span text:style-name="T1">nombre_artistico_actor</text:span>) → Actor (<text:span text:style-name="T2">#</text:span><text:span text:style-name="T1">nombre_artistico</text:span>)</text:p>
      <text:p text:style-name="P4"/>
      <text:p text:style-name="P6">Ejemplar-Socio (<text:span text:style-name="T1">numero_ejemplar</text:span>) → Ejemplar (<text:span text:style-name="T1">#numero</text:span>)</text:p>
      <text:p text:style-name="P6"/>
      <text:p text:style-name="P6">Ejemplar-Socio (<text:span text:style-name="T1">DNI_socio</text:span>) → Socio (<text:span text:style-name="T1">#DNI</text:span>)</text:p>
      <text:p text:style-name="P6"/>
      <text:p text:style-name="P6">Socio-Avala (<text:span text:style-name="T1">DNI_socio</text:span>) → Socio(<text:span text:style-name="T1">#DNI</text:span>)</text:p>
      <text:p text:style-name="P6"/>
      <text:p text:style-name="P6">Socio-Avala (<text:span text:style-name="T1">DNI_avalador</text:span>) → Socio(<text:span text:style-name="T1">#DNI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9T20:14:38.097000000</meta:creation-date>
    <dc:date>2025-10-31T19:22:32.564000000</dc:date>
    <meta:editing-duration>PT17M31S</meta:editing-duration>
    <meta:editing-cycles>5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19" meta:word-count="84" meta:character-count="886" meta:non-whitespace-character-count="816"/>
  </office:meta>
</office:document-meta>
</file>